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5-07-0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5-05-0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5-02-2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4-10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4-06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4-04-1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4-02-14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3-11-0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3-06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3-05-1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3-05-1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3-04-1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3-01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2-10-1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2-06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2-04-0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2-02-0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1-10-1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1-06-29 0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1-04-07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1-02-1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3812" calcext:value-type="float">
            <text:p>1.5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876" calcext:value-type="float">
            <text:p>1.6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